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21bbcc" officeooo:paragraph-rsid="0021bbcc"/>
    </style:style>
    <style:style style:name="P2" style:family="paragraph" style:parent-style-name="Standard">
      <style:text-properties fo:font-size="12pt" officeooo:rsid="00207388" officeooo:paragraph-rsid="00207388" style:font-size-asian="12pt" style:font-size-complex="12pt"/>
    </style:style>
    <style:style style:name="P3" style:family="paragraph" style:parent-style-name="Standard">
      <style:text-properties fo:font-size="12pt" officeooo:rsid="0021bbcc" officeooo:paragraph-rsid="0021bbcc" style:font-size-asian="12pt" style:font-size-complex="12pt"/>
    </style:style>
    <style:style style:name="P4" style:family="paragraph" style:parent-style-name="Standard">
      <style:paragraph-properties fo:text-align="justify" style:justify-single-word="false"/>
      <style:text-properties fo:font-size="12pt" officeooo:rsid="0021bbcc" officeooo:paragraph-rsid="0021bbcc" style:font-size-asian="12pt" style:font-size-complex="12pt"/>
    </style:style>
    <style:style style:name="P5" style:family="paragraph" style:parent-style-name="Standard" style:list-style-name="L1">
      <style:paragraph-properties fo:text-align="justify" style:justify-single-word="false"/>
      <style:text-properties fo:font-size="12pt" officeooo:rsid="0022ac64" officeooo:paragraph-rsid="0021bbcc" style:font-size-asian="12pt" style:font-size-complex="12pt"/>
    </style:style>
    <style:style style:name="P6" style:family="paragraph" style:parent-style-name="Standard">
      <style:paragraph-properties fo:text-align="justify" style:justify-single-word="false"/>
      <style:text-properties fo:font-size="12pt" officeooo:rsid="0022ac64" officeooo:paragraph-rsid="0021bbcc" style:font-size-asian="12pt" style:font-size-complex="12pt"/>
    </style:style>
    <style:style style:name="P7" style:family="paragraph" style:parent-style-name="Standard">
      <style:text-properties fo:font-size="12pt" officeooo:rsid="0029f8b0" officeooo:paragraph-rsid="0021bbcc" style:font-size-asian="12pt" style:font-size-complex="12pt"/>
    </style:style>
    <style:style style:name="P8" style:family="paragraph" style:parent-style-name="Standard">
      <style:paragraph-properties fo:text-align="justify" style:justify-single-word="false"/>
      <style:text-properties fo:font-size="12pt" officeooo:rsid="0029f8b0" officeooo:paragraph-rsid="0021bbcc" style:font-size-asian="12pt" style:font-size-complex="12pt"/>
    </style:style>
    <style:style style:name="P9" style:family="paragraph" style:parent-style-name="Standard">
      <style:paragraph-properties fo:text-align="justify" style:justify-single-word="false"/>
      <style:text-properties fo:font-size="12pt" officeooo:rsid="0012fea5" officeooo:paragraph-rsid="0021bbcc" style:font-size-asian="12pt" style:font-size-complex="12pt"/>
    </style:style>
    <style:style style:name="P10" style:family="paragraph" style:parent-style-name="Standard">
      <style:paragraph-properties fo:text-align="justify" style:justify-single-word="false"/>
      <style:text-properties fo:font-size="12pt" officeooo:rsid="0014b7f5" officeooo:paragraph-rsid="0021bbcc" style:font-size-asian="12pt" style:font-size-complex="12pt"/>
    </style:style>
    <style:style style:name="P11" style:family="paragraph" style:parent-style-name="Standard">
      <style:paragraph-properties fo:text-align="justify" style:justify-single-word="false"/>
      <style:text-properties fo:font-size="12pt" officeooo:rsid="0022dc49" officeooo:paragraph-rsid="0022dc49" style:font-size-asian="12pt" style:font-size-complex="12pt"/>
    </style:style>
    <style:style style:name="P12" style:family="paragraph" style:parent-style-name="Standard">
      <style:paragraph-properties fo:text-align="justify" style:justify-single-word="false"/>
      <style:text-properties officeooo:rsid="001e852b" officeooo:paragraph-rsid="001e852b"/>
    </style:style>
    <style:style style:name="P13" style:family="paragraph" style:parent-style-name="Standard">
      <style:text-properties officeooo:paragraph-rsid="001e852b"/>
    </style:style>
    <style:style style:name="P14" style:family="paragraph" style:parent-style-name="Standard">
      <style:paragraph-properties fo:text-align="justify" style:justify-single-word="false"/>
      <style:text-properties officeooo:rsid="001da142" officeooo:paragraph-rsid="0021bbcc"/>
    </style:style>
    <style:style style:name="P15" style:family="paragraph" style:parent-style-name="Standard" style:list-style-name="L1">
      <style:paragraph-properties fo:text-align="justify" style:justify-single-word="false"/>
      <style:text-properties officeooo:rsid="0021237f" officeooo:paragraph-rsid="0021bbcc"/>
    </style:style>
    <style:style style:name="P16" style:family="paragraph" style:parent-style-name="Standard">
      <style:paragraph-properties fo:text-align="justify" style:justify-single-word="false"/>
      <style:text-properties officeooo:rsid="0025e5c0" officeooo:paragraph-rsid="0021bbcc"/>
    </style:style>
    <style:style style:name="P17" style:family="paragraph" style:parent-style-name="Standard">
      <style:paragraph-properties fo:text-align="justify" style:justify-single-word="false"/>
      <style:text-properties officeooo:rsid="0012fea5" officeooo:paragraph-rsid="0021bbcc"/>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size="12pt" officeooo:rsid="00207388" officeooo:paragraph-rsid="00207388" style:font-size-asian="12pt" style:font-size-complex="12pt"/>
    </style:style>
    <style:style style:name="P20" style:family="paragraph" style:parent-style-name="Table_20_Contents">
      <style:text-properties fo:font-size="12pt" officeooo:rsid="0021bbcc" officeooo:paragraph-rsid="0021bbcc" style:font-size-asian="12pt" style:font-size-complex="12pt"/>
    </style:style>
    <style:style style:name="P21" style:family="paragraph" style:parent-style-name="Text_20_body">
      <style:paragraph-properties fo:text-align="justify" style:justify-single-word="false"/>
      <style:text-properties fo:font-size="12pt" officeooo:rsid="0021bbcc" officeooo:paragraph-rsid="0021bbcc"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6e62c" style:font-size-asian="12pt" style:font-size-complex="12pt"/>
    </style:style>
    <style:style style:name="T3" style:family="text">
      <style:text-properties fo:font-size="12pt" officeooo:rsid="0009418b" style:font-size-asian="12pt" style:font-size-complex="12pt"/>
    </style:style>
    <style:style style:name="T4" style:family="text">
      <style:text-properties fo:font-size="12pt" officeooo:rsid="0008c026" style:font-size-asian="12pt" style:font-size-complex="12pt"/>
    </style:style>
    <style:style style:name="T5" style:family="text">
      <style:text-properties fo:font-size="12pt" officeooo:rsid="000b3fbe" style:font-size-asian="12pt" style:font-size-complex="12pt"/>
    </style:style>
    <style:style style:name="T6" style:family="text">
      <style:text-properties officeooo:rsid="0021bbcc"/>
    </style:style>
    <style:style style:name="T7" style:family="text">
      <style:text-properties officeooo:rsid="00279ac0"/>
    </style:style>
    <style:style style:name="T8" style:family="text">
      <style:text-properties officeooo:rsid="0028db6d"/>
    </style:style>
    <style:style style:name="T9" style:family="text">
      <style:text-properties officeooo:rsid="0029f8b0"/>
    </style:style>
    <style:style style:name="T10" style:family="text">
      <style:text-properties officeooo:rsid="00317564"/>
    </style:style>
    <style:style style:name="T11" style:family="text">
      <style:text-properties officeooo:rsid="0015c7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FINAL – TELEINFORMATICA – Prieto Garay Patricio</text:h>
      <text:h text:style-name="Heading_20_1" text:outline-level="1">Explique brevemente los modelos osi y tcp/ip y sus diferencias en la implementación de una red informática: </text:h>
      <text:p text:style-name="P13"/>
      <text:p text:style-name="P12">El modelo OSI cuanta con 7 capas, es un modelo teorico que adaptarán sus funcionalidades los distintos protocolos como el protocolo TCP/IP. </text:p>
      <text:p text:style-name="P12">TCP/IP (<text:span text:style-name="T3">Protocolo de Control de Transmisión/Protocolo de Internet</text:span>) se basa en el modelo teórico DoD / DARPA (<text:span text:style-name="T4">Agencia de Proyectos de Investigación Avanzados de Defensa – Departamento de Defensa de los Estados Unidos de América</text:span>) y este esta basado en el modelo OSI (<text:span text:style-name="T2">modelo de interconexión de sistemas abiertos es un modelo de referencia</text:span>). El modelo OSI cuenta con 7 capas, mientras que TCP/IP (son dos protocolos: <text:span text:style-name="T5">TCP: Establece la conexión y el intercambio de datos entre dos anfitriones e IP: Utiliza direcciones series de cuatro octetos con formato de punto decimal, como por ejemplo 192.168.</text:span><text:span text:style-name="T1">100</text:span><text:span text:style-name="T5">.1. Es la identificación única que tienen los dispositivos que se conectan a una red.</text:span>) cuenta con 4 capas.</text:p>
      <text:p text:style-name="Standard"/>
      <text:p text:style-name="Standard"/>
      <text:h text:style-name="Heading_20_1" text:outline-level="1">Realice un cuadro camparativo entre los modelos conceptuales mencionando:</text:h>
      <text:h text:style-name="Heading_20_1" text:outline-level="1"/>
      <table:table table:name="Table1" table:style-name="Table1">
        <table:table-column table:style-name="Table1.A" table:number-columns-repeated="4"/>
        <table:table-row table:style-name="TableLine94647224989184">
          <table:table-cell table:style-name="Table1.A1" office:value-type="string">
            <text:p text:style-name="P19">Capas OSI</text:p>
          </table:table-cell>
          <table:table-cell table:style-name="Table1.A1" office:value-type="string">
            <text:p text:style-name="P19">Capas TCP/IP</text:p>
          </table:table-cell>
          <table:table-cell table:style-name="Table1.A1" office:value-type="string">
            <text:p text:style-name="P19">Funcionalidades</text:p>
          </table:table-cell>
          <table:table-cell table:style-name="Table1.D1" office:value-type="string">
            <text:p text:style-name="P19">1 protocolo</text:p>
          </table:table-cell>
        </table:table-row>
        <table:table-row table:style-name="TableLine94647224989184">
          <table:table-cell table:style-name="Table1.A2" office:value-type="string">
            <text:p text:style-name="P19">Aplicación</text:p>
          </table:table-cell>
          <table:table-cell table:style-name="Table1.A2" table:number-rows-spanned="3" office:value-type="string">
            <text:p text:style-name="P19">Aplicación</text:p>
          </table:table-cell>
          <table:table-cell table:style-name="Table1.A2" office:value-type="string">
            <text:p text:style-name="P19">Servicio de red para aplicaciones</text:p>
          </table:table-cell>
          <table:table-cell table:style-name="Table1.D2" table:number-rows-spanned="3" office:value-type="string">
            <text:p text:style-name="P20">HTTP</text:p>
          </table:table-cell>
        </table:table-row>
        <table:table-row table:style-name="TableLine94647224989184">
          <table:table-cell table:style-name="Table1.A2" office:value-type="string">
            <text:p text:style-name="P19">Presentación</text:p>
          </table:table-cell>
          <table:covered-table-cell table:style-name="Table1.A2"/>
          <table:table-cell table:style-name="Table1.A2" office:value-type="string">
            <text:p text:style-name="P19">Transforma los datos</text:p>
          </table:table-cell>
          <table:covered-table-cell table:style-name="Table1.D2"/>
        </table:table-row>
        <table:table-row table:style-name="TableLine94647224989184">
          <table:table-cell table:style-name="Table1.A2" office:value-type="string">
            <text:p text:style-name="P19">Sesión</text:p>
          </table:table-cell>
          <table:covered-table-cell table:style-name="Table1.A2"/>
          <table:table-cell table:style-name="Table1.A2" office:value-type="string">
            <text:p text:style-name="P19">Establece, administra y cierra conexiones entre el host local y el host remoto</text:p>
          </table:table-cell>
          <table:covered-table-cell table:style-name="Table1.D2"/>
        </table:table-row>
        <table:table-row table:style-name="TableLine94647224989184">
          <table:table-cell table:style-name="Table1.A2" office:value-type="string">
            <text:p text:style-name="P19">Transporte</text:p>
          </table:table-cell>
          <table:table-cell table:style-name="Table1.A2" office:value-type="string">
            <text:p text:style-name="P19">Transporte</text:p>
          </table:table-cell>
          <table:table-cell table:style-name="Table1.A2" office:value-type="string">
            <text:p text:style-name="P19">Controla el flujo de la red para que la conexión sea confiable</text:p>
          </table:table-cell>
          <table:table-cell table:style-name="Table1.D2" office:value-type="string">
            <text:p text:style-name="P20">TCP</text:p>
          </table:table-cell>
        </table:table-row>
        <table:table-row table:style-name="TableLine94647224989184">
          <table:table-cell table:style-name="Table1.A2" office:value-type="string">
            <text:p text:style-name="P19">Red</text:p>
          </table:table-cell>
          <table:table-cell table:style-name="Table1.A2" office:value-type="string">
            <text:p text:style-name="P19">Red</text:p>
          </table:table-cell>
          <table:table-cell table:style-name="Table1.A2" office:value-type="string">
            <text:p text:style-name="P19">Direccionamiento y enrutamiento de los datagramas</text:p>
          </table:table-cell>
          <table:table-cell table:style-name="Table1.D2" office:value-type="string">
            <text:p text:style-name="P20">IP</text:p>
          </table:table-cell>
        </table:table-row>
        <table:table-row table:style-name="TableLine94647224989184">
          <table:table-cell table:style-name="Table1.A2" office:value-type="string">
            <text:p text:style-name="P19">Enlace</text:p>
          </table:table-cell>
          <table:table-cell table:style-name="Table1.A2" table:number-rows-spanned="2" office:value-type="string">
            <text:p text:style-name="P19">Enlace</text:p>
          </table:table-cell>
          <table:table-cell table:style-name="Table1.A2" office:value-type="string">
            <text:p text:style-name="P19">Direccionamiento físico y de medios para la trasmisión de datos</text:p>
          </table:table-cell>
          <table:table-cell table:style-name="Table1.D2" table:number-rows-spanned="2" office:value-type="string">
            <text:p text:style-name="P20">ETHERNET</text:p>
          </table:table-cell>
        </table:table-row>
        <table:table-row table:style-name="TableLine94647224989184">
          <table:table-cell table:style-name="Table1.A2" office:value-type="string">
            <text:p text:style-name="P19">Física</text:p>
          </table:table-cell>
          <table:covered-table-cell table:style-name="Table1.A2"/>
          <table:table-cell table:style-name="Table1.A2" office:value-type="string">
            <text:p text:style-name="P19">Especificaciones eléctricas, mecánicas, <text:s/><text:soft-page-break/>prodcedimientos y funciones.</text:p>
          </table:table-cell>
          <table:covered-table-cell table:style-name="Table1.D2"/>
        </table:table-row>
      </table:table>
      <text:p text:style-name="P2"/>
      <text:p text:style-name="P2"/>
      <text:h text:style-name="Heading_20_1" text:outline-level="1">Explique el proceso de encapsulamiento y desencapsulamiento en la comunicación entre 2 sistemas ¿En donde se realiza la comunicación vertical y horizontal?</text:h>
      <text:p text:style-name="P3"/>
      <text:p text:style-name="P14">Un programa (software / Aplicación del usuario) envía un mensaje a un contacto por medio de internet. <text:span text:style-name="T6">A continuación se describen los pasos:</text:span></text:p>
      <text:list xml:id="list4046543479" text:style-name="L1">
        <text:list-item>
          <text:p text:style-name="P15">El mensaje está situado en la capa de aplicación. Esta capa se le añade una cabecera ICI para formar la PDU de la capa de aplicación y pasa a llamarse IDU.</text:p>
        </text:list-item>
        <text:list-item>
          <text:p text:style-name="P15">El mensaje llegó a la capa de presentacion, esta capa añade su propia cabecera y sigue a la próxima capa.</text:p>
        </text:list-item>
        <text:list-item>
          <text:p text:style-name="P15">En la capa de sesión, repite el procedimiento anterior (añadir su propia cabecera) y continua.</text:p>
        </text:list-item>
        <text:list-item>
          <text:p text:style-name="P15">En las capas fisicas el paquete será direccionado debidamente hasta el receptor.</text:p>
        </text:list-item>
        <text:list-item>
          <text:p text:style-name="P15">Cuando llega al receptor esta capa elimina la cabecera de su capa homologa.</text:p>
        </text:list-item>
        <text:list-item>
          <text:p text:style-name="P5">Por ultimo el mensaje llega a la capa de aplicación del destino para entregar al usuario de manera comprensible.</text:p>
        </text:list-item>
      </text:list>
      <text:p text:style-name="P6"/>
      <text:p text:style-name="P16">PDU o Unidad de Datos de Protocolo es la unidad de información transmitida entre capas, <text:span text:style-name="T7">a lo que cada capa le agrega su encabezado como se muestra en la figura de la página anterior. De esta manera por cada </text:span><text:span text:style-name="T8">capa se le agregan los encabezados pertinentes a la misma. En </text:span><text:span text:style-name="T7">la capa 7 (aplicación), la capa 6 (presentación), y la capa 5 (sesión) </text:span><text:span text:style-name="T8">los pdu de cada una de ellas se denominan datos. En la capa 4 (transporte) el pdu se denomina segmento, en la capa 3 (red) se denomina </text:span><text:span text:style-name="T9">paquete</text:span><text:span text:style-name="T8">. En la capa 2 (enlace) el pdu se denomina </text:span><text:span text:style-name="T9">trama y por último en la capa 1 (física) el pdu son los bits que se transmitirán por el medio de comunicación sea por medio de un cable, radio o fibra óptica.</text:span></text:p>
      <text:p text:style-name="P16"/>
      <text:p text:style-name="P8">SDU o Unidad de Datos de Servicio, los datos que se envian a la capa de menor rango y antes de ser encapsulada se denomina SDU, una vez encapsulada se pasa a llamar PDU.</text:p>
      <text:p text:style-name="P8"/>
      <text:p text:style-name="P11">La comunicación se realiza en forma vertical en ambos sentidos, mientras que la comunicación horizontal se realiza en la capa de sesión, porque se tiene que comunicar con el host destino para establecer la comunicación.</text:p>
      <text:p text:style-name="P7"/>
      <text:h text:style-name="Heading_20_1" text:outline-level="1">Explicar el modelo cliente-servidor y cite 2 ejemplos</text:h>
      <text:p text:style-name="P3"/>
      <text:p text:style-name="P21"><text:span text:style-name="T10">E</text:span>l cliente con el servidor deben estar conectados ya sea a través de una red local metropolitana o por medio de la internet el cliente envía una petición o request hacia el servidor y este devolverá una respuesta o response al cliente. El rol del cliente es simplemente pedir información a al servidor y esperar la respuesta del server. En cuanto al rol del servidor es responder las peticiones qué son proporcionadas por el cliente esto puede ser acceso a un recurso propio del servidor como por ejemplo el acceso a una base de datos otra tarea puede ser la ejecución y operaciones matemáticas complejas con el fin de utilizar el procesamiento del servidor el cual es un dispositivo más potente <text:soft-page-break/>qué el que se encuentra del lado del cliente, un ejemplo mira descripto anteriormente es el acceso a un sitio web el cual proporcionará al usuario cierta información brindada por ese servidor.</text:p>
      <text:p text:style-name="P21">Ejemplos: Consulta de bases de datos. El servidor brindará el servicio de almacenamiento, borrado y consulta de datos que estan almacenados en forma local en el mismo. Mientras que los clientes accederán al servicio previa identificación del cliente y aceptación de este por parte del servidor. Según el usuario y sus permisos podrá consultar, agregar o borrar los registros en la base de datos.</text:p>
      <text:p text:style-name="P21">Ejemplo: Acceso al sitio web de un portal del tiempo, en este caso el cliente no tiene ningun tipo de acceso especial, solo visualizará los datos que se encuentran cargados. En caso de administrador ingresará y hará las modificaciones que sean requeridas. Todo por medio de la internet.</text:p>
      <text:p text:style-name="P21"/>
      <text:h text:style-name="Heading_20_1" text:outline-level="1">Explicar el modelo P2P y cite 2 ejemplos</text:h>
      <text:p text:style-name="P21"/>
      <text:p text:style-name="P17">El concepto de cliente/servidor no es igual a peer-to-peer, en este caso los ordenadores son iguales entre si, se conectan en forma directa compartiendo archivos, de forma tal que cada ordenador puede ser cliente y servidor a la vez, (entiéndase que no es lo mismo que cliente/servidor). Hay aplicaciones que se apoyan en los datos que se almacenan en un servidor, para identificar los hosts y la información que estos contienen. En sus comienzos internet fue P2P.</text:p>
      <text:p text:style-name="P9"/>
      <text:p text:style-name="P10">No existe un nodo central, hay un colectivo diversos de puntos de conexión, <text:span text:style-name="T11">varios nodos se conectan entre si y estos a los clientes. Si un nodo se cae la red continua funcionando. El principio de una red descentralizada es la participación o adhesión.</text:span></text:p>
      <text:p text:style-name="P10"/>
      <text:p text:style-name="P4">Ejemplo: Redes Torrent con el fin de compartir archivos y Redes Blockchain que se encargan de compartir información de los registros financieros de toda la red, de esta forma se evitan fraud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1T20:04:07.893324423</meta:creation-date>
    <dc:date>2022-03-01T20:57:39.152373123</dc:date>
    <meta:editing-duration>PT31M29S</meta:editing-duration>
    <meta:editing-cycles>2</meta:editing-cycles>
    <meta:generator>LibreOffice/7.2.5.2.0$Linux_X86_64 LibreOffice_project/20$Build-2</meta:generator>
    <meta:document-statistic meta:table-count="1" meta:image-count="0" meta:object-count="0" meta:page-count="3" meta:paragraph-count="50" meta:word-count="1039" meta:character-count="6156" meta:non-whitespace-character-count="5167"/>
  </office:meta>
</office:document-meta>
</file>